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42cm"/>
    </style:style>
    <style:style style:name="co8" style:family="table-column">
      <style:table-column-properties fo:break-before="auto" style:column-width="7.8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0" style:family="table-cell" style:parent-style-name="Default" style:data-style-name="N81">
      <style:table-cell-properties fo:padding="0.071cm"/>
    </style:style>
    <style:style style:name="ce14" style:family="table-cell" style:parent-style-name="Default" style:data-style-name="N4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P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636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2"/>
          <table:table-cell>
            <draw:frame draw:z-index="0" draw:style-name="gr1" draw:text-style-name="P1" svg:width="15.992cm" svg:height="8.979cm" svg:x="0.711cm" svg:y="0.367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draw:z-index="3" draw:style-name="gr1" draw:text-style-name="P1" svg:width="17.176cm" svg:height="9.644cm" svg:x="0.018cm" svg:y="0.027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6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63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637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63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15.992cm" svg:height="8.979cm" svg:x="0.716cm" svg:y="0.004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2"/>
          <table:table-cell>
            <draw:frame draw:z-index="2" draw:style-name="gr1" draw:text-style-name="P1" svg:width="15.992cm" svg:height="8.979cm" svg:x="0.022cm" svg:y="0.003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6372"/>
        </table:table-row>
        <table:table-row table:style-name="ro1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637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637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637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637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637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6373"/>
        </table:table-row>
        <table:table-row table:style-name="ro3" table:number-rows-repeated="1048407">
          <table:table-cell table:number-columns-repeated="16384"/>
        </table:table-row>
        <table:table-row table:style-name="ro4" table:number-rows-repeated="4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inPTT" table:style-name="ta2">
        <table:table-column table:style-name="co9" table:number-columns-repeated="8" table:default-cell-style-name="ce1"/>
        <table:table-column table:style-name="co9" table:default-cell-style-name="ce3"/>
        <table:table-column table:style-name="co9" table:number-columns-repeated="4" table:default-cell-style-name="ce1"/>
        <table:table-column table:style-name="co9" table:number-columns-repeated="12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5.992cm" svg:height="8.97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2cm" svg:height="8.979cm" svg:x="0.372cm" svg:y="0.001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2">
        <table:table-column table:style-name="co9" table:number-columns-repeated="8" table:default-cell-style-name="ce7"/>
        <table:table-column table:style-name="co9" table:default-cell-style-name="ce10"/>
        <table:table-column table:style-name="co9" table:number-columns-repeated="4" table:default-cell-style-name="ce1"/>
        <table:table-column table:style-name="co9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4" table:number-rows-repeated="3">
          <table:table-cell table:style-name="Default" table:number-columns-repeated="13"/>
          <table:table-cell table:number-columns-repeated="4"/>
        </table:table-row>
        <table:table-row table:style-name="ro1" table:number-rows-repeated="13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7:39:56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_20_1" style:display-name="PageStyle_Tabelle3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8T18:38:28.676000000</dc:date>
    <meta:editing-cycles>53</meta:editing-cycles>
    <meta:editing-duration>PT6H17M18S</meta:editing-duration>
    <meta:document-statistic meta:table-count="3" meta:cell-count="2336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914cm" svg:height="7.641cm">
          <chart:coordinate-region svg:x="2.508cm" svg:y="0.378cm" svg:width="6.086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914cm" svg:height="7.641cm">
          <chart:coordinate-region svg:x="2.693cm" svg:y="0.378cm" svg:width="5.90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7.034cm" svg:height="7.641cm">
          <chart:coordinate-region svg:x="2.507cm" svg:y="0.378cm" svg:width="5.235cm" svg:height="5.996cm"/>
          <chart:axis chart:dimension="x" chart:name="primary-x" chart:style-name="ch4">
            <chart:title svg:x="3.17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683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365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444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77cm" svg:height="9.645cm" xlink:href=".." xlink:type="simple" chart:class="chart:scatter" chart:style-name="ch1">
        <chart:legend chart:legend-position="end" svg:x="9.979cm" svg:y="2.982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354cm" svg:y="0.192cm" svg:width="7.378cm" svg:height="8.28cm">
          <chart:coordinate-region svg:x="2.717cm" svg:y="0.391cm" svg:width="5.393cm" svg:height="6.635cm"/>
          <chart:axis chart:dimension="x" chart:name="primary-x" chart:style-name="ch4">
            <chart:title svg:x="3.372cm" svg:y="8.664cm" chart:style-name="ch5">
              <text:p>Deformation rate   [1/s]</text:p>
            </chart:title>
          </chart:axis>
          <chart:axis chart:dimension="y" chart:name="primary-y" chart:style-name="ch6">
            <chart:title svg:x="0.451cm" svg:y="5.567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9.075cm" svg:y="5.302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